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617000001CD8B70214D8CAFB6CA.png" manifest:media-type="image/png"/>
  <manifest:file-entry manifest:full-path="Pictures/1000000000000C380000024130052A96932469A2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indent="0cm" style:auto-text-indent="false"/>
    </style:style>
    <style:style style:name="P2" style:family="paragraph" style:parent-style-name="Contents_20_1">
      <style:paragraph-properties>
        <style:tab-stops>
          <style:tab-stop style:position="14.7cm" style:type="right" style:leader-style="dotted" style:leader-text="."/>
        </style:tab-stops>
      </style:paragraph-properties>
    </style:style>
    <style:style style:name="P3" style:family="paragraph" style:parent-style-name="Kansi14">
      <style:text-properties officeooo:rsid="001371ee" officeooo:paragraph-rsid="001371ee"/>
    </style:style>
    <style:style style:name="P4" style:family="paragraph" style:parent-style-name="Standard" style:list-style-name="L1">
      <style:text-properties officeooo:paragraph-rsid="001371ee"/>
    </style:style>
    <style:style style:name="P5" style:family="paragraph" style:parent-style-name="Standard" style:list-style-name="L1">
      <style:text-properties officeooo:rsid="001371ee" officeooo:paragraph-rsid="001371ee"/>
    </style:style>
    <style:style style:name="P6" style:family="paragraph" style:parent-style-name="Standard" style:list-style-name="L1">
      <style:text-properties fo:font-variant="normal" fo:text-transform="none" fo:color="#000000" style:font-name="sans-serif" fo:letter-spacing="normal" fo:font-style="normal" officeooo:rsid="001371ee" officeooo:paragraph-rsid="001371ee"/>
    </style:style>
    <style:style style:name="P7" style:family="paragraph" style:parent-style-name="Standard" style:list-style-name="L1">
      <style:text-properties fo:font-variant="normal" fo:text-transform="none" fo:color="#000000" style:font-name="sans-serif" fo:letter-spacing="normal" fo:font-style="normal" officeooo:rsid="0013f8c5" officeooo:paragraph-rsid="0013f8c5"/>
    </style:style>
    <style:style style:name="P8" style:family="paragraph" style:parent-style-name="Standard" style:list-style-name="L2">
      <style:text-properties officeooo:rsid="0015d5f3" officeooo:paragraph-rsid="0015d5f3"/>
    </style:style>
    <style:style style:name="P9" style:family="paragraph" style:parent-style-name="Heading_20_1">
      <style:text-properties officeooo:rsid="0015d5f3" officeooo:paragraph-rsid="0015d5f3"/>
    </style:style>
    <style:style style:name="P10" style:family="paragraph" style:parent-style-name="Heading_20_1">
      <style:text-properties officeooo:rsid="0017c732" officeooo:paragraph-rsid="0017c732"/>
    </style:style>
    <style:style style:name="P11" style:family="paragraph" style:parent-style-name="Heading_20_1">
      <style:text-properties officeooo:rsid="0018df60" officeooo:paragraph-rsid="0018df60"/>
    </style:style>
    <style:style style:name="P12" style:family="paragraph" style:parent-style-name="Heading_20_1">
      <style:paragraph-properties fo:break-before="page"/>
      <style:text-properties officeooo:paragraph-rsid="001371ee"/>
    </style:style>
    <style:style style:name="P13" style:family="paragraph" style:parent-style-name="Contents_20_Heading" style:master-page-name="JAMK">
      <style:paragraph-properties style:page-number="1"/>
    </style:style>
    <style:style style:name="P14" style:family="paragraph" style:parent-style-name="Kansi26" style:master-page-name="Standard">
      <style:paragraph-properties style:page-number="auto"/>
      <style:text-properties officeooo:paragraph-rsid="0014131a"/>
    </style:style>
    <style:style style:name="P15" style:family="paragraph">
      <loext:graphic-properties draw:fill="solid" draw:fill-color="#005a7d"/>
      <style:paragraph-properties fo:text-align="start"/>
      <style:text-properties fo:font-size="18pt"/>
    </style:style>
    <style:style style:name="T1" style:family="text">
      <style:text-properties officeooo:rsid="001371ee"/>
    </style:style>
    <style:style style:name="T2" style:family="text">
      <style:text-properties fo:font-variant="normal" fo:text-transform="none" fo:color="#000000" style:font-name="sans-serif" fo:letter-spacing="normal" fo:font-style="normal"/>
    </style:style>
    <style:style style:name="T3" style:family="text">
      <style:text-properties fo:font-variant="normal" fo:text-transform="none" fo:color="#000000" style:font-name="sans-serif" fo:letter-spacing="normal" fo:font-style="normal" officeooo:rsid="001371ee"/>
    </style:style>
    <style:style style:name="T4" style:family="text">
      <style:text-properties fo:font-variant="normal" fo:text-transform="none" fo:color="#333333" style:font-name="Roboto" fo:font-size="12.75pt" fo:letter-spacing="normal" fo:font-style="normal" fo:font-weight="normal"/>
    </style:style>
    <style:style style:name="T5" style:family="text">
      <style:text-properties officeooo:rsid="0014131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35cm" draw:stroke-linejoin="miter" draw:fill="solid" draw:fill-color="#005a7d" draw:textarea-vertical-align="top" draw:auto-grow-height="false" fo:min-height="25.471cm" fo:min-width="0.45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5">Loppuraportti</text:span></text:p>
      <text:p text:style-name="Kansi18"/>
      <text:p text:style-name="Kansi18"/>
      <text:p text:style-name="P3">Markus Jylhänkangas</text:p>
      <text:p text:style-name="P3">Pauli Kokkonen</text:p>
      <text:p text:style-name="P3">Veeti Karttunen</text:p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Kansi14"/>
      <text:p text:style-name="P3">Harjoitustyö</text:p>
      <text:p text:style-name="Kansi14"><text:span text:style-name="T1">Helmikuu</text:span>/<text:span text:style-name="T1">2016</text:span></text:p>
      <text:p text:style-name="Kansi14">Tekniikan ja liikenteen ala</text:p>
      <text:p text:style-name="Kansi14">Tieto- ja viestintätekniikan tutkinto-ohjelma</text:p>
      <text:table-of-content text:style-name="Sect1" text:protected="true" text:name="Table of Contents1">
        <text:table-of-content-source text:outline-level="10">
          <text:index-title-template text:style-name="Contents_20_Heading">Sisältö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Sisältö</text:p>
          </text:index-title>
          <text:p text:style-name="P2"><text:a xlink:type="simple" xlink:href="#__RefHeading___Toc185_1752931836" text:style-name="Index_20_Link" text:visited-style-name="Index_20_Link">1 Otsikko<text:tab/>2</text:a></text:p>
        </text:index-body>
      </text:table-of-content>
      <text:p text:style-name="Contents_20_Heading"/>
      <text:h text:style-name="P12" text:outline-level="1"><text:span text:style-name="T1">Johdanto</text:span></text:h>
      <text:list xml:id="list2604605289875012476" text:style-name="L2">
        <text:list-item>
          <text:p text:style-name="P8">LINKKI REPOON</text:p>
        </text:list-item>
        <text:list-item>
          <text:p text:style-name="P8">Rakenne kaavio</text:p>
        </text:list-item>
      </text:list>
      <text:h text:style-name="P10" text:outline-level="1">Luokat</text:h>
      <text:list xml:id="list82427701163922" text:continue-numbering="true" text:style-name="L2">
        <text:list-item>
          <text:p text:style-name="P8">luokkien tarkoitus</text:p>
        </text:list-item>
      </text:list>
      <text:h text:style-name="P10" text:outline-level="1">Työaika</text:h>
      <text:list xml:id="list82429625093604" text:continue-numbering="true" text:style-name="L2">
        <text:list-item>
          <text:p text:style-name="P8">Työaikaraportti</text:p>
        </text:list-item>
      </text:list>
      <text:h text:style-name="P11" text:outline-level="1">Kuvat ja ongelmat</text:h>
      <text:list xml:id="list82427682938408" text:continue-numbering="true" text:style-name="L2">
        <text:list-item>
          <text:p text:style-name="P8">näyttökaappaukset</text:p>
        </text:list-item>
        <text:list-item>
          <text:p text:style-name="P8">ongelmat</text:p>
        </text:list-item>
      </text:list>
      <text:h text:style-name="P11" text:outline-level="1">Testaus</text:h>
      <text:list xml:id="list82428847904403" text:continue-numbering="true" text:style-name="L2">
        <text:list-item>
          <text:p text:style-name="P8">testaus</text:p>
        </text:list-item>
      </text:list>
      <text:h text:style-name="P9" text:outline-level="1"><text:soft-page-break/>Itsearviointi</text:h>
      <text:h text:style-name="Heading_20_2" text:outline-level="2">Markus Jylhänkangas</text:h>
      <text:h text:style-name="Heading_20_2" text:outline-level="2">Pauli Kokkonen</text:h>
      <text:h text:style-name="Heading_20_2" text:outline-level="2">Veeti Karttunen</text:h>
      <text:h text:style-name="P9" text:outline-level="1">Kommenti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sans-serif" svg:font-family="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i" fo:country="FI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2pt" fo:language="fi" fo:country="FI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423cm" fo:margin-bottom="0.282cm" loext:contextual-spacing="false" fo:line-height="150%" fo:text-align="start" style:justify-single-word="false" fo:orphans="2" fo:widows="2" style:writing-mode="lr-tb"/>
      <style:text-properties fo:color="#000000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e54d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706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706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style:font-size-complex="9pt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176cm" loext:contextual-spacing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5cm" fo:margin-right="0cm" fo:margin-top="0cm" fo:margin-bottom="0.176cm" loext:contextual-spacing="fals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text-align="end" style:justify-single-word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423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00000a"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Kuva" style:family="paragraph" style:parent-style-name="Standard" style:default-outline-level="">
      <style:paragraph-properties fo:line-height="100%" fo:keep-with-next="always"/>
    </style:style>
    <style:style style:name="Kappaleotsikko" style:family="paragraph" style:parent-style-name="Standard" style:default-outline-level="">
      <style:paragraph-properties fo:keep-with-next="always"/>
      <style:text-properties fo:font-weight="bold" style:font-weight-asian="bold"/>
    </style:style>
    <style:style style:name="NumeroimatonHeading1" style:family="paragraph" style:parent-style-name="Heading_20_1" style:default-outline-level="" style:list-style-name=""/>
    <style:style style:name="Lainaus" style:family="paragraph" style:parent-style-name="Standard" style:default-outline-level="">
      <style:paragraph-properties fo:margin-left="2.3cm" fo:margin-right="0cm" fo:line-height="100%" fo:text-indent="0cm" style:auto-text-indent="false"/>
      <style:text-properties fo:font-style="italic" style:font-style-asian="italic"/>
    </style:style>
    <style:style style:name="Lähdeluettelo" style:family="paragraph" style:parent-style-name="Standard" style:default-outline-level="">
      <style:paragraph-properties fo:line-height="100%"/>
    </style:style>
    <style:style style:name="KansiHeader" style:family="paragraph" style:parent-style-name="Header" style:default-outline-level="">
      <style:paragraph-properties fo:text-align="start" style:justify-single-word="false"/>
    </style:style>
    <style:style style:name="Kansi26" style:family="paragraph" style:parent-style-name="Standard" style:default-outline-level="">
      <style:paragraph-properties fo:margin-top="0cm" fo:margin-bottom="0cm" loext:contextual-spacing="false" fo:line-height="115%"/>
      <style:text-properties fo:font-size="26pt" fo:font-weight="bold" style:font-size-asian="26pt" style:font-weight-asian="bold"/>
    </style:style>
    <style:style style:name="Kansi18" style:family="paragraph" style:parent-style-name="Standard" style:default-outline-level="">
      <style:paragraph-properties fo:margin-top="0cm" fo:margin-bottom="0cm" loext:contextual-spacing="false" fo:line-height="115%"/>
      <style:text-properties fo:font-size="18pt" fo:font-weight="bold" style:font-size-asian="18pt" style:font-weight-asian="bold"/>
    </style:style>
    <style:style style:name="Kansi14" style:family="paragraph" style:parent-style-name="Standard" style:default-outline-level="">
      <style:paragraph-properties fo:margin-top="0cm" fo:margin-bottom="0cm" loext:contextual-spacing="false" fo:line-height="100%"/>
      <style:text-properties fo:font-size="14pt" style:font-size-asian="14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style:font-name="Calibri Light" fo:font-family="'Calibri Light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fo:color="#000000" fo:font-size="12pt" style:font-size-asian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normal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oter_20_Char" style:display-name="Footer Char" style:family="text" style:parent-style-name="Default_20_Paragraph_20_Font">
      <style:text-properties fo:color="#000000" fo:font-size="12pt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005a7d"/>
      <style:paragraph-properties fo:text-align="start"/>
      <style:text-properties fo:font-size="18pt"/>
    </style:style>
    <style:style style:name="MP2" style:family="paragraph" style:parent-style-name="Footer">
      <style:paragraph-properties fo:margin-left="0cm" fo:margin-right="0cm" fo:text-indent="0cm" style:auto-text-indent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35cm" draw:stroke-linejoin="miter" draw:fill="solid" draw:fill-color="#005a7d" draw:textarea-vertical-align="top" draw:auto-grow-height="false" fo:min-height="25.471cm" fo:min-width="0.45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85cm" fo:margin-bottom="1.281cm" fo:margin-left="4.251cm" fo:margin-right="1.281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6.802cm" fo:margin-left="0cm" fo:margin-right="0cm" fo:margin-bottom="6.703cm" style:dynamic-spacing="true"/>
      </style:header-style>
      <style:footer-style>
        <style:header-footer-properties fo:min-height="0.57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KansiHeader"><draw:custom-shape text:anchor-type="paragraph" draw:z-index="0" draw:style-name="Mgr1" draw:text-style-name="MP1" svg:width="0.952cm" svg:height="25.72cm" svg:x="2cm" svg:y="2.1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Picture 1" text:anchor-type="as-char" svg:width="5.851cm" svg:height="1.73cm" draw:z-index="1"><draw:image xlink:href="Pictures/1000020000000617000001CD8B70214D8CAFB6CA.png" xlink:type="simple" xlink:show="embed" xlink:actuate="onLoad"/><svg:desc>http://batman.jamk.fi/~varpe/ictvalmiudet/2015S/kerta3/jamkfi.png</svg:desc></draw:frame></text:p>
      </style:header>
      <style:footer>
        <text:p text:style-name="MP2"><draw:frame draw:style-name="Mfr1" draw:name="Picture 3" text:anchor-type="as-char" svg:width="8.781cm" svg:height="1.619cm" draw:z-index="2"><draw:image xlink:href="Pictures/1000000000000C380000024130052A96932469A2.jpg" xlink:type="simple" xlink:show="embed" xlink:actuate="onLoad"/><svg:desc>http://batman.jamk.fi/~varpe/ictvalmiudet/2015S/kerta3/jamkteksti.jpg</svg:desc></draw:frame></text:p>
      </style:footer>
    </style:master-page>
    <style:master-page style:name="JAMK" style:page-layout-name="Mpm2">
      <style:header>
        <text:p text:style-name="Header"><text:page-number text:select-page="current">3</text:page-numb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6-02-25T12:23:17.146000000</meta:creation-date>
    <meta:editing-duration>PT19M45S</meta:editing-duration>
    <meta:generator>LibreOffice/5.0.4.2$Windows_x86 LibreOffice_project/2b9802c1994aa0b7dc6079e128979269cf95bc78</meta:generator>
    <dc:title>JAMK asiakirjamalli</dc:title>
    <dc:date>2016-03-29T08:24:27.329000000</dc:date>
    <meta:document-statistic meta:table-count="0" meta:image-count="2" meta:object-count="0" meta:page-count="5" meta:paragraph-count="30" meta:word-count="64" meta:character-count="407" meta:non-whitespace-character-count="388"/>
  </office:meta>
</office:document-meta>
</file>